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800000002D5E89E8847C2C493A.png" manifest:media-type="image/png"/>
  <manifest:file-entry manifest:full-path="Pictures/100000000000002000000020B2FF2A327EABC87D.png" manifest:media-type="image/png"/>
  <manifest:file-entry manifest:full-path="Pictures/1000269E00000D3B000004A17F1B39DA458958AF.svg" manifest:media-type="image/svg+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style:protect="position size"/>
    </style:style>
    <style:style style:name="gr4" style:family="graphic" style:parent-style-name="standard">
      <style:graphic-properties svg:stroke-width="0.035cm" svg:stroke-color="#000000" draw:marker-start-width="0.252cm" draw:marker-end-width="0.252cm" draw:fill-color="#cccccc" draw:opacity="100%" draw:textarea-vertical-align="middle"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color="#ffffff" draw:opacity="100%" draw:textarea-vertical-align="middle"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color="#333333" draw:opacity="100%" draw:textarea-vertical-align="middle"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color="#cccccc" draw:opacity="100%" draw:textarea-horizontal-align="justify" draw:textarea-vertical-align="middle" draw:auto-grow-height="false" fo:min-height="2.73cm" fo:min-width="2.428cm" fo:padding-top="0.142cm" fo:padding-bottom="0.142cm" fo:padding-left="0.267cm" fo:padding-right="0.267cm"/>
    </style:style>
    <style:style style:name="gr8" style:family="graphic" style:parent-style-name="standard">
      <style:graphic-properties svg:stroke-width="0.049cm" svg:stroke-color="#ff3333" draw:marker-start-width="0.429cm" draw:marker-end-width="0.429cm" draw:textarea-horizontal-align="center" draw:textarea-vertical-align="middle" fo:padding-top="0.026cm" fo:padding-bottom="0.026cm" fo:padding-left="0.026cm" fo:padding-right="0.026cm"/>
    </style:style>
    <style:style style:name="gr9" style:family="graphic" style:parent-style-name="standard">
      <style:graphic-properties draw:stroke="dash" draw:stroke-dash="Fine_20_Dashed" svg:stroke-width="0.101cm" svg:stroke-color="#0000ff" draw:marker-start-width="0.503cm" draw:marker-end-width="0.503cm" draw:fill="none" draw:fill-color="#ffffff" fo:min-height="3.11cm" fo:padding-top="0.049cm" fo:padding-bottom="0.049cm" fo:padding-left="0.049cm" fo:padding-right="0.049cm"/>
    </style:style>
    <style:style style:name="gr10" style:family="graphic" style:parent-style-name="standard">
      <style:graphic-properties svg:stroke-width="0.101cm" svg:stroke-color="#0000ff" draw:marker-start-width="0.503cm" draw:marker-end-width="0.503cm" draw:fill-color="#729fcf" draw:textarea-horizontal-align="center" draw:textarea-vertical-align="middle" fo:padding-top="0.049cm" fo:padding-bottom="0.049cm" fo:padding-left="0.049cm" fo:padding-right="0.049cm"/>
    </style:style>
    <style:style style:name="gr11" style:family="graphic" style:parent-style-name="standard">
      <style:graphic-properties draw:stroke="dash" draw:stroke-dash="Fine_20_Dashed" svg:stroke-width="0.049cm" svg:stroke-color="#0000ff" draw:marker-start-width="0.427cm" draw:marker-end-width="0.427cm" draw:textarea-horizontal-align="center" draw:textarea-vertical-align="middle" fo:padding-top="0.025cm" fo:padding-bottom="0.025cm" fo:padding-left="0.025cm" fo:padding-right="0.025cm"/>
    </style:style>
    <style:style style:name="gr1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696cm" fo:min-width="1.446cm" fo:padding-top="0.142cm" fo:padding-bottom="0.142cm" fo:padding-left="0.267cm" fo:padding-right="0.267cm"/>
    </style:style>
    <style:style style:name="gr13" style:family="graphic" style:parent-style-name="standard">
      <style:graphic-properties draw:stroke="none" draw:fill="none" draw:textarea-horizontal-align="justify" draw:textarea-vertical-align="middle" draw:auto-grow-height="false" fo:min-height="0.12cm" fo:min-width="0cm"/>
    </style:style>
    <style:style style:name="gr1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5" style:family="graphic" style:parent-style-name="standard">
      <style:graphic-properties draw:stroke="none" draw:fill="none" draw:textarea-horizontal-align="justify" draw:textarea-vertical-align="middle" draw:auto-grow-height="false" fo:min-height="0.091cm" fo:min-width="0cm"/>
    </style:style>
    <style:style style:name="gr16" style:family="graphic" style:parent-style-name="standard">
      <style:graphic-properties draw:stroke="none" draw:fill="none" draw:textarea-horizontal-align="justify" draw:textarea-vertical-align="middle" draw:auto-grow-height="false" fo:min-height="0.146cm" fo:min-width="0.17cm"/>
    </style:style>
    <style:style style:name="gr17" style:family="graphic" style:parent-style-name="standard">
      <style:graphic-properties draw:stroke="none" draw:fill="none" draw:textarea-horizontal-align="justify" draw:textarea-vertical-align="middle" draw:auto-grow-height="false" fo:min-height="0.048cm" fo:min-width="0.27cm"/>
    </style:style>
    <style:style style:name="gr18" style:family="graphic" style:parent-style-name="standard">
      <style:graphic-properties draw:stroke="none" draw:fill="none" draw:textarea-horizontal-align="justify" draw:textarea-vertical-align="middle" draw:auto-grow-height="false" fo:min-height="0.048cm" fo:min-width="0.104cm"/>
    </style:style>
    <style:style style:name="gr19" style:family="graphic" style:parent-style-name="standard">
      <style:graphic-properties draw:stroke="none" draw:fill="none" draw:textarea-horizontal-align="justify" draw:textarea-vertical-align="middle" draw:auto-grow-height="false" fo:min-height="0.048cm" fo:min-width="0cm"/>
    </style:style>
    <style:style style:name="gr20"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1cm" fo:min-width="0.172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2cm" fo:min-width="0.172cm" fo:padding-top="0.142cm" fo:padding-bottom="0.142cm" fo:padding-left="0.267cm" fo:padding-right="0.267cm"/>
    </style:style>
    <style:style style:name="gr2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3cm" fo:min-width="0.88cm" fo:padding-top="0.142cm" fo:padding-bottom="0.142cm" fo:padding-left="0.267cm" fo:padding-right="0.267cm"/>
    </style:style>
    <style:style style:name="gr24" style:family="graphic" style:parent-style-name="standard">
      <style:graphic-properties draw:stroke="none" draw:fill="none" draw:textarea-horizontal-align="justify" draw:textarea-vertical-align="middle" draw:auto-grow-height="false" fo:min-height="0.183cm" fo:min-width="0cm"/>
    </style:style>
    <style:style style:name="gr25" style:family="graphic" style:parent-style-name="objectwithoutfill">
      <style:graphic-properties svg:stroke-width="0.028cm" svg:stroke-color="#000000" draw:marker-start-width="0.242cm" draw:marker-end-width="0.242cm" svg:stroke-opacity="100%" draw:fill="none" draw:textarea-vertical-align="middle" fo:padding-top="0.139cm" fo:padding-bottom="0.139cm" fo:padding-left="0.264cm" fo:padding-right="0.264cm"/>
    </style:style>
    <style:style style:name="gr26"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27"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28" style:family="graphic" style:parent-style-name="objectwithoutfill">
      <style:graphic-properties svg:stroke-width="0.035cm" svg:stroke-color="#ffffff" draw:marker-start="Rounded_20_short_20_Arrow" draw:marker-start-width="0.12cm" draw:marker-end-width="0.252cm" draw:fill="none" draw:textarea-vertical-align="middle" fo:padding-top="0.142cm" fo:padding-bottom="0.142cm" fo:padding-left="0.267cm" fo:padding-right="0.267cm"/>
    </style:style>
    <style:style style:name="gr29" style:family="graphic" style:parent-style-name="objectwithoutfill">
      <style:graphic-properties svg:stroke-width="0.028cm" svg:stroke-color="#ffffff" draw:marker-start-width="0.242cm" draw:marker-end-width="0.242cm" svg:stroke-opacity="100%" draw:fill="none" draw:textarea-vertical-align="middle" fo:padding-top="0.139cm" fo:padding-bottom="0.139cm" fo:padding-left="0.264cm" fo:padding-right="0.264cm"/>
    </style:style>
    <style:style style:name="gr30" style:family="graphic" style:parent-style-name="objectwithoutfill">
      <style:graphic-properties svg:stroke-width="0.028cm" svg:stroke-color="#ffffff" draw:marker-start-width="0.242cm" draw:marker-end-width="0.242cm" svg:stroke-opacity="91%" draw:fill="none" draw:textarea-vertical-align="middle"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34" style:family="graphic" style:parent-style-name="standard">
      <style:graphic-properties svg:stroke-width="0.028cm" svg:stroke-color="#ffffff"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35"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1.855cm" fo:min-width="1.879cm" fo:padding-top="0.142cm" fo:padding-bottom="0.142cm" fo:padding-left="0.267cm" fo:padding-right="0.267cm" draw:shadow="hidden"/>
    </style:style>
    <style:style style:name="gr36" style:family="graphic" style:parent-style-name="standard">
      <style:graphic-properties svg:stroke-width="0.028cm" svg:stroke-color="#000000"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4cm" fo:min-width="0cm" fo:padding-top="0.139cm" fo:padding-bottom="0.139cm" fo:padding-left="0.264cm" fo:padding-right="0.264cm"/>
    </style:style>
    <style:style style:name="gr3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solid" draw:fill-color="#ffffff" draw:opacity="100%" draw:textarea-horizontal-align="justify" draw:textarea-vertical-align="middle" draw:auto-grow-height="false" fo:min-height="1.912cm" fo:min-width="1.401cm" fo:padding-top="0.142cm" fo:padding-bottom="0.142cm" fo:padding-left="0.267cm" fo:padding-right="0.267cm"/>
    </style:style>
    <style:style style:name="gr40" style:family="graphic" style:parent-style-name="standard">
      <style:graphic-properties svg:stroke-width="0.049cm" svg:stroke-color="#ff3333" draw:marker-start-width="0.427cm" draw:marker-end-width="0.427cm" draw:textarea-horizontal-align="center" draw:textarea-vertical-align="middle" fo:padding-top="0.025cm" fo:padding-bottom="0.025cm" fo:padding-left="0.025cm" fo:padding-right="0.025cm"/>
    </style:style>
    <style:style style:name="gr4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43" style:family="graphic" style:parent-style-name="objectwithoutfill">
      <style:graphic-properties svg:stroke-width="0.035cm" svg:stroke-color="#000000" draw:marker-start="Rounded_20_short_20_Arrow" draw:marker-start-width="0.12cm" draw:marker-end-width="0.252cm" draw:fill="none" draw:textarea-vertical-align="middle" fo:padding-top="0.142cm" fo:padding-bottom="0.142cm" fo:padding-left="0.267cm" fo:padding-right="0.267cm"/>
    </style:style>
    <style:style style:name="gr44" style:family="graphic" style:parent-style-name="objectwithoutfill">
      <style:graphic-properties svg:stroke-width="0.028cm" svg:stroke-color="#000000" draw:marker-start-width="0.242cm" draw:marker-end-width="0.242cm" svg:stroke-opacity="91%" draw:fill="none" draw:textarea-vertical-align="middle" fo:padding-top="0.139cm" fo:padding-bottom="0.139cm" fo:padding-left="0.264cm" fo:padding-right="0.264cm"/>
    </style:style>
    <style:style style:name="gr4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46"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4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2cm" fo:min-width="0cm" fo:padding-top="0.139cm" fo:padding-bottom="0.139cm" fo:padding-left="0.264cm" fo:padding-right="0.264cm"/>
    </style:style>
    <style:style style:name="gr48" style:family="graphic" style:parent-style-name="standard">
      <style:graphic-properties svg:stroke-width="0.035cm" svg:stroke-color="#000000" draw:marker-start-width="0.252cm" draw:marker-end-width="0.252cm" draw:fill-color="#cccccc" draw:opacity="100%" draw:textarea-horizontal-align="center" draw:textarea-vertical-align="middle" fo:padding-top="0.142cm" fo:padding-bottom="0.142cm" fo:padding-left="0.267cm" fo:padding-right="0.267cm"/>
    </style:style>
    <style:style style:name="gr49"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048cm" fo:min-width="0.49cm" fo:padding-top="0.142cm" fo:padding-bottom="0.142cm" fo:padding-left="0.267cm" fo:padding-right="0.267cm"/>
    </style:style>
    <style:style style:name="gr50"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476cm" fo:min-width="1.745cm" fo:padding-top="0.142cm" fo:padding-bottom="0.142cm" fo:padding-left="0.267cm" fo:padding-right="0.267cm" draw:shadow="hidden"/>
    </style:style>
    <style:style style:name="pr1" style:family="presentation" style:parent-style-name="Default-title">
      <style:graphic-properties fo:min-height="3.366cm"/>
    </style:style>
    <style:style style:name="pr2" style:family="presentation" style:parent-style-name="Default-outline1">
      <style:graphic-properties fo:min-height="11.442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cccccc" draw:opacity="100%"/>
      <style:paragraph-properties fo:text-align="center"/>
    </style:style>
    <style:style style:name="P5" style:family="paragraph">
      <loext:graphic-properties draw:fill-color="#ffffff" draw:opacity="100%"/>
      <style:paragraph-properties fo:text-align="center"/>
    </style:style>
    <style:style style:name="P6" style:family="paragraph">
      <loext:graphic-properties draw:fill-color="#333333" draw:opacity="100%"/>
      <style:paragraph-properties fo:text-align="center"/>
    </style:style>
    <style:style style:name="P7" style:family="paragraph">
      <style:paragraph-properties fo:text-align="center"/>
      <style:text-properties fo:font-size="12pt"/>
    </style:style>
    <style:style style:name="P8" style:family="paragraph">
      <loext:graphic-properties draw:fill="none" draw:fill-color="#ffffff"/>
      <style:text-properties fo:font-size="11.8999996185303pt"/>
    </style:style>
    <style:style style:name="P9" style:family="paragraph">
      <loext:graphic-properties draw:fill-color="#729fcf"/>
      <style:paragraph-properties fo:text-align="center"/>
      <style:text-properties fo:font-size="12pt"/>
    </style:style>
    <style:style style:name="P10" style:family="paragraph">
      <loext:graphic-properties draw:fill="none"/>
      <style:paragraph-properties fo:text-align="center"/>
      <style:text-properties style:font-name="Liberation Sans Narrow" fo:font-size="10.5pt" style:font-size-asian="10.5pt" style:font-size-complex="10.5pt"/>
    </style:style>
    <style:style style:name="P11" style:family="paragraph">
      <loext:graphic-properties draw:fill="none"/>
      <style:paragraph-properties fo:text-align="center"/>
      <style:text-properties style:font-name="Liberation Sans Narrow" fo:font-size="10pt" style:font-size-asian="10pt" style:font-size-complex="10p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4pt" style:font-size-asian="14pt" style:font-size-complex="14pt"/>
    </style:style>
    <style:style style:name="P14" style:family="paragraph">
      <loext:graphic-properties draw:fill-color="#ffffff"/>
    </style:style>
    <style:style style:name="P15" style:family="paragraph">
      <loext:graphic-properties draw:fill="none"/>
      <style:paragraph-properties fo:text-align="center"/>
      <style:text-properties style:text-underline-style="solid" style:text-underline-width="auto" style:text-underline-color="font-color"/>
    </style:style>
    <style:style style:name="P16" style:family="paragraph">
      <loext:graphic-properties draw:fill="solid" draw:fill-color="#ffffff" draw:opacity="100%"/>
      <style:paragraph-properties fo:text-align="center"/>
    </style:style>
    <style:style style:name="P17" style:family="paragraph">
      <loext:graphic-properties draw:fill="none" draw:fill-color="#ffffff"/>
      <style:text-properties fo:font-size="12pt"/>
    </style:style>
    <style:style style:name="T1" style:family="text">
      <style:text-properties fo:font-size="40pt" fo:language="en" fo:country="US" style:font-size-asian="40pt" style:font-size-complex="40pt"/>
    </style:style>
    <style:style style:name="T2" style:family="text">
      <style:text-properties fo:font-size="20pt" fo:language="en" fo:country="US" style:font-size-asian="20pt" style:font-size-complex="20pt"/>
    </style:style>
    <style:style style:name="T3" style:family="text">
      <style:text-properties fo:font-size="16pt" fo:language="en" fo:country="US" style:font-size-asian="16pt" style:font-size-complex="16pt"/>
    </style:style>
    <style:style style:name="T4" style:family="text">
      <style:text-properties fo:font-size="12pt"/>
    </style:style>
    <style:style style:name="T5" style:family="text">
      <style:text-properties style:font-name="Liberation Sans Narrow" fo:font-size="10.5pt" style:font-size-asian="10.5pt" style:font-size-complex="10.5pt"/>
    </style:style>
    <style:style style:name="T6" style:family="text">
      <style:text-properties style:font-name="Liberation Sans Narrow" fo:font-size="10pt" style:font-size-asian="10pt" style:font-size-complex="10pt"/>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style:text-properties fo:color="#000000" fo:font-size="45%"/>
      </text:list-level-style-number>
      <text:list-level-style-number text:level="2" style:num-format="">
        <style:list-level-properties text:space-before="1.5cm"/>
        <style:text-properties fo:color="#000000" fo:font-size="75%"/>
      </text:list-level-style-number>
      <text:list-level-style-number text:level="3" style:num-format="">
        <style:list-level-properties text:space-before="2.8cm"/>
        <style:text-properties fo:color="#000000" fo:font-size="45%"/>
      </text:list-level-style-number>
      <text:list-level-style-number text:level="4" style:num-format="">
        <style:list-level-properties text:space-before="4.2cm"/>
        <style:text-properties fo:color="#000000" fo:font-size="7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11.4cm"/>
        <style:text-properties fo:color="#000000" fo:font-size="45%"/>
      </text:list-level-style-number>
    </text:list-style>
  </office:automatic-styles>
  <office:body>
    <office:presentation>
      <draw:page draw:name="page1" draw:style-name="dp1" draw:master-page-name="Default" presentation:presentation-page-layout-name="AL1T1">
        <draw:frame presentation:style-name="pr1" draw:layer="layout" svg:width="25.829cm" svg:height="3.366cm" svg:x="1.935cm" svg:y="1.222cm" presentation:class="title">
          <draw:text-box>
            <text:p><text:span text:style-name="T1">Electronic Geek Bag</text:span><text:span text:style-name="T1"><text:line-break/></text:span><text:span text:style-name="T1">(Shapes and Schematics)</text:span></text:p>
          </draw:text-box>
        </draw:frame>
        <draw:frame presentation:style-name="pr2" draw:layer="layout" svg:width="25.829cm" svg:height="15.444cm" svg:x="1.935cm" svg:y="5.136cm" presentation:class="outline" presentation:user-transformed="true">
          <draw:text-box>
            <text:list text:style-name="L2">
              <text:list-header>
                <text:p><text:span text:style-name="T2">These shapes are part of the sewable electronics workshop „Electronic Geek Bag“ at the 32c3 congress</text:span></text:p>
                <text:p><text:span text:style-name="T2">For more Information on the Workshop go to:</text:span><text:span text:style-name="T2"><text:line-break/></text:span><text:span text:style-name="T3"><text:a xlink:href="https://events.ccc.de/congress/2015/wiki/Assembly:Electronic_GeekBag" xlink:type="simple">https://events.ccc.de/congress/2015/wiki/Assembly:Electronic_GeekBag</text:a></text:span></text:p>
                <text:p><text:span text:style-name="T2">All workshop material can be found at:</text:span><text:span text:style-name="T2"><text:line-break/></text:span><text:span text:style-name="T3"><text:a xlink:href="https://github.com/Mariemurasaki/Electronic-Geek-Bag" xlink:type="simple">https://github.com/Mariemurasaki/Electronic-Geek-Bag</text:a></text:span></text:p>
              </text:list-header>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 text:style-name="P1"><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list-item>
              <text:list-item>
                <text:p text:style-name="P1"><text:span text:style-name="T3">Attribution goes to: </text:span><text:span text:style-name="T3"><text:a xlink:href="https://github.com/Mariemurasaki" xlink:type="simple">Marion Uebernickel</text:a></text:span><text:span text:style-name="T3"> (https://github.com/Mariemurasaki)</text:span></text:p>
              </text:list-item>
            </text:list>
          </draw:text-box>
        </draw:frame>
        <draw:frame draw:style-name="gr1" draw:text-style-name="P2" draw:layer="layout" svg:width="3.386cm" svg:height="1.184cm" svg:x="12.968cm" svg:y="15.739cm">
          <draw:image xlink:href="Pictures/1000269E00000D3B000004A17F1B39DA458958AF.svg" xlink:type="simple" xlink:show="embed" xlink:actuate="onLoad">
            <text:p/>
          </draw:image>
          <draw:image xlink:href="Pictures/10000201000000800000002D5E89E8847C2C493A.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g draw:style-name="gr3">
          <draw:polygon draw:style-name="gr4" draw:text-style-name="P4" draw:layer="layout" svg:width="14.965cm" svg:height="14.948cm" svg:x="10.385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7cm" svg:y="6.278cm" svg:viewBox="0 0 4293 5352" draw:points="1043,1061 1043,0 3205,0 3205,1051 4293,1051 4293,4302 3243,4302 3243,5352 1050,5352 1050,4264 2116,4264 2116,2155 0,2155 0,1061">
              <text:p/>
            </draw:polygon>
            <draw:polygon draw:style-name="gr6" draw:text-style-name="P6" draw:layer="layout" svg:width="2.114cm" svg:height="2.105cm" svg:x="11.467cm" svg:y="8.435cm" svg:viewBox="0 0 2115 2106" draw:points="0,2106 0,0 2115,0 2115,2106">
              <text:p/>
            </draw:polygon>
          </draw:g>
          <draw:custom-shape draw:style-name="gr7" draw:text-style-name="P4" draw:layer="layout" svg:width="2.962cm" svg:height="3.014cm" svg:x="4.168cm" svg:y="8.361cm">
            <text:p/>
            <draw:enhanced-geometry svg:viewBox="0 0 21600 21600" draw:type="rectangle" draw:enhanced-path="M 0 0 L 21600 0 21600 21600 0 21600 0 0 Z N"/>
          </draw:custom-shape>
          <draw:g>
            <draw:polygon draw:style-name="gr5" draw:text-style-name="P5" draw:layer="layout" svg:width="4.292cm" svg:height="5.351cm" svg:x="17.863cm" svg:y="6.237cm" svg:viewBox="0 0 4293 5352" draw:points="1043,1061 1043,0 3205,0 3205,1051 4293,1051 4293,4302 3243,4302 3243,5352 1050,5352 1050,4264 2116,4264 2116,2155 0,2155 0,1061">
              <text:p/>
            </draw:polygon>
            <draw:polygon draw:style-name="gr6" draw:text-style-name="P6" draw:layer="layout" svg:width="2.114cm" svg:height="2.105cm" svg:x="17.863cm" svg:y="8.394cm" svg:viewBox="0 0 2115 2106" draw:points="0,2106 0,0 2115,0 2115,2106">
              <text:p/>
            </draw:polygon>
          </draw:g>
        </draw:g>
        <draw:path draw:style-name="gr8" draw:text-style-name="P7" draw:layer="layout" svg:width="7.033cm" svg:height="8.38cm" draw:transform="skewX (0.000698131700797728) rotate (-0.249058484259592) translate (18.28861011751cm 6.90216211494115cm)" svg:viewBox="0 0 7034 8381" svg:d="M0 8294c1394 426 2287-815 3907-1500 1619-685 2904-993 3110-2256 206-1262-1450-3394-2801-4182-1351-786-3311-248-3135 1395">
          <text:p/>
        </draw:path>
        <draw:path draw:style-name="gr8" draw:text-style-name="P7" draw:layer="layout" svg:width="3.114cm" svg:height="6.191cm" draw:transform="skewX (0.00104719755119665) rotate (-1.14493598930828) translate (21.0465549852703cm 12.7292492399445cm)" svg:viewBox="0 0 3115 6192" svg:d="M0 6144c1936 442 3074-2299 3115-3858-51-623 18-1833-751-2286">
          <text:p/>
        </draw:path>
        <draw:path draw:style-name="gr8" draw:text-style-name="P7" draw:layer="layout" svg:width="4.741cm" svg:height="1.393cm" draw:transform="skewX (0.00104719755119668) rotate (-1.14441239053268) translate (20.67558741807cm 8.89126682052101cm)" svg:viewBox="0 0 4742 1394" svg:d="M4742 529c-1112-526-1986-516-2812-529-826-9-1598 472-1930 1394">
          <text:p/>
        </draw:path>
        <draw:path draw:style-name="gr8" draw:text-style-name="P7" draw:layer="layout" svg:width="3.905cm" svg:height="5.043cm" draw:transform="skewX (0.0862192650485198) rotate (2.25513992650187) translate (14.7842910132024cm 11.6730978816106cm)" svg:viewBox="0 0 3906 5044" svg:d="M0 4967c1201 418 2258-971 2651-1505 392-536 1865-2647 972-3462">
          <text:p/>
        </draw:path>
        <draw:path draw:style-name="gr8" draw:text-style-name="P7" draw:layer="layout" svg:width="5.172cm" svg:height="1.435cm" draw:transform="rotate (0.253770873239975) translate (13.0224888459796cm 9.36873850522743cm)" svg:viewBox="0 0 5173 1436" svg:d="M0 56c1821-249 3839 351 5173 1380">
          <text:p/>
        </draw:path>
        <draw:path draw:style-name="gr8" draw:text-style-name="P7" draw:layer="layout" svg:width="4.582cm" svg:height="4.099cm" draw:transform="skewX (-0.131772358525572) rotate (-2.47348061592636) translate (18.9894887104077cm 10.1324883215347cm)" svg:viewBox="0 0 4583 4100" svg:d="M0 138c545-916 5278 2997 4496 3962">
          <text:p/>
        </draw:path>
        <draw:path draw:style-name="gr8" draw:text-style-name="P7"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7" draw:layer="layout" svg:width="5.218cm" svg:height="7.967cm" draw:transform="skewX (0.000698131700797766) rotate (-2.19998752213885) translate (12.4926734006734cm 10.0355238095238cm)" svg:viewBox="0 0 5219 7968" svg:d="M0 0c1442 407 2272 2716 2131 4290-140 1575-525 2936 1027 3557 1244 524 2970-749 1491-1909">
          <text:p/>
        </draw:path>
        <draw:path draw:style-name="gr8" draw:text-style-name="P7" draw:layer="layout" svg:width="3.999cm" svg:height="8.97cm" draw:transform="rotate (-1.5707963267949) translate (14.5747407407407cm 9.31452380952381cm)" svg:viewBox="0 0 4000 8971" svg:d="M0 8952c2643 120 2721-345 2857-885s231-6647 1143-8067">
          <text:p/>
        </draw:path>
        <draw:path draw:style-name="gr8" draw:text-style-name="P7" draw:layer="layout" svg:width="4.849cm" svg:height="10.268cm" draw:transform="skewX (-0.000174532925199549) rotate (-2.31936804297527) translate (14.6518080808081cm 14.9395238095238cm)" svg:viewBox="0 0 4850 10269" svg:d="M3168 10269c3370-759 875-3864-585-5601s-1738-4611-2583-4668">
          <text:p/>
        </draw:path>
        <draw:frame draw:style-name="gr9" draw:text-style-name="P8"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983cm" svg:height="2.018cm" draw:transform="skewX (-0.00052359877559826) rotate (0.599869663910451) translate (16.7245970670437cm 13.4431639647447cm)" svg:viewBox="0 0 2984 2019" svg:d="M0 830c454 317 1111-920 1864-825 753 94 1544 1044 857 2014">
          <text:p/>
        </draw:path>
        <draw:line draw:style-name="gr11" draw:text-style-name="P7" draw:layer="layout" svg:x1="22.023cm" svg:y1="14.883cm" svg:x2="22.155cm" svg:y2="13.428cm">
          <text:p/>
        </draw:line>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0"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2"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3"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path draw:style-name="gr26" draw:text-style-name="P2" draw:layer="layout" svg:width="0.331cm" svg:height="0.445cm" draw:transform="rotate (-1.5707963267949) translate (12.7262707953856cm 8.85857142857143cm)" svg:viewBox="0 0 332 446" svg:d="M0 446c442 0 442-446 0-446">
            <text:p/>
          </draw:path>
          <draw:custom-shape draw:style-name="gr27" draw:text-style-name="P2" draw:layer="layout" svg:width="1.25cm" svg:height="1.25cm" svg:x="11.886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2.2977292046145cm 10.0275714285714cm)" svg:viewBox="0 0 332 446" svg:d="M0 446c442 0 442-446 0-446">
            <text:p/>
          </draw:path>
          <draw:path draw:style-name="gr26" draw:text-style-name="P2" draw:layer="layout" svg:width="0.331cm" svg:height="0.445cm" svg:x="11.928cm" svg:y="9.221cm" svg:viewBox="0 0 332 446" svg:d="M0 446c442 0 442-446 0-446">
            <text:p/>
          </draw:path>
          <draw:path draw:style-name="gr26" draw:text-style-name="P2" draw:layer="layout" svg:width="0.331cm" svg:height="0.445cm" draw:transform="rotate (-3.14159265358979) translate (13.093cm 9.66384222395703cm)" svg:viewBox="0 0 332 446" svg:d="M0 446c442 0 442-446 0-446">
            <text:p/>
          </draw:path>
          <draw:line draw:style-name="gr28" draw:text-style-name="P2" draw:layer="layout" svg:x1="12.361cm" svg:y1="9.449cm" svg:x2="12.654cm" svg:y2="9.449cm">
            <text:p/>
          </draw:line>
          <draw:g>
            <draw:line draw:style-name="gr29" draw:text-style-name="P2" draw:layer="layout" svg:x1="12.413cm" svg:y1="8.99cm" svg:x2="12.606cm" svg:y2="8.99cm">
              <text:p/>
            </draw:line>
            <draw:line draw:style-name="gr29" draw:text-style-name="P2" draw:layer="layout" svg:x1="12.51cm" svg:y1="9.087cm" svg:x2="12.51cm" svg:y2="8.894cm">
              <text:p/>
            </draw:line>
          </draw:g>
          <draw:line draw:style-name="gr30" draw:text-style-name="P2" draw:layer="layout" svg:x1="12.425cm" svg:y1="9.913cm" svg:x2="12.618cm" svg:y2="9.913cm">
            <text:p/>
          </draw:line>
        </draw:g>
        <draw:g>
          <draw:path draw:style-name="gr26" draw:text-style-name="P2" draw:layer="layout" svg:width="0.331cm" svg:height="0.445cm" draw:transform="rotate (-1.5707963267949) translate (19.1112707953856cm 8.87057142857143cm)" svg:viewBox="0 0 332 446" svg:d="M0 446c442 0 442-446 0-446">
            <text:p/>
          </draw:path>
          <draw:custom-shape draw:style-name="gr27" draw:text-style-name="P2" draw:layer="layout" svg:width="1.25cm" svg:height="1.25cm" svg:x="18.271cm" svg:y="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8.6827292046145cm 10.0395714285714cm)" svg:viewBox="0 0 332 446" svg:d="M0 446c442 0 442-446 0-446">
            <text:p/>
          </draw:path>
          <draw:path draw:style-name="gr26" draw:text-style-name="P2" draw:layer="layout" svg:width="0.331cm" svg:height="0.445cm" svg:x="18.313cm" svg:y="9.233cm" svg:viewBox="0 0 332 446" svg:d="M0 446c442 0 442-446 0-446">
            <text:p/>
          </draw:path>
          <draw:path draw:style-name="gr26" draw:text-style-name="P2" draw:layer="layout" svg:width="0.331cm" svg:height="0.445cm" draw:transform="rotate (-3.14159265358979) translate (19.478cm 9.67584222395703cm)" svg:viewBox="0 0 332 446" svg:d="M0 446c442 0 442-446 0-446">
            <text:p/>
          </draw:path>
          <draw:line draw:style-name="gr28" draw:text-style-name="P2" draw:layer="layout" svg:x1="18.746cm" svg:y1="9.461cm" svg:x2="19.039cm" svg:y2="9.461cm">
            <text:p/>
          </draw:line>
          <draw:g>
            <draw:line draw:style-name="gr29" draw:text-style-name="P2" draw:layer="layout" svg:x1="18.798cm" svg:y1="9.002cm" svg:x2="18.991cm" svg:y2="9.002cm">
              <text:p/>
            </draw:line>
            <draw:line draw:style-name="gr29" draw:text-style-name="P2" draw:layer="layout" svg:x1="18.895cm" svg:y1="9.099cm" svg:x2="18.895cm" svg:y2="8.906cm">
              <text:p/>
            </draw:line>
          </draw:g>
          <draw:line draw:style-name="gr30" draw:text-style-name="P2" draw:layer="layout" svg:x1="18.81cm" svg:y1="9.925cm" svg:x2="19.003cm" svg:y2="9.925cm">
            <text:p/>
          </draw:line>
        </draw:g>
        <draw:frame draw:style-name="gr31" draw:text-style-name="P12" draw:layer="layout" svg:width="4.8cm" svg:height="1.673cm" svg:x="0.8cm" svg:y="0.725cm">
          <draw:text-box>
            <text:p><text:span text:style-name="T8">Ghost</text:span></text:p>
            <text:p>Smart - RGB</text:p>
          </draw:text-box>
        </draw:frame>
        <presentation:notes draw:style-name="dp2">
          <draw:page-thumbnail draw:style-name="gr2" draw:layer="layout" svg:width="14.848cm" svg:height="11.136cm" svg:x="3.075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1" draw:master-page-name="Default">
        <draw:g draw:style-name="gr3">
          <draw:polygon draw:style-name="gr4" draw:text-style-name="P4" draw:layer="layout" svg:width="14.965cm" svg:height="14.948cm" svg:x="10.386cm" svg:y="3.053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8cm" svg:y="6.279cm" svg:viewBox="0 0 4293 5352" draw:points="1043,1061 1043,0 3205,0 3205,1051 4293,1051 4293,4302 3243,4302 3243,5352 1050,5352 1050,4264 2116,4264 2116,2155 0,2155 0,1061">
              <text:p/>
            </draw:polygon>
            <draw:polygon draw:style-name="gr6" draw:text-style-name="P6" draw:layer="layout" svg:width="2.114cm" svg:height="2.105cm" svg:x="11.468cm" svg:y="8.436cm" svg:viewBox="0 0 2115 2106" draw:points="0,2106 0,0 2115,0 2115,2106">
              <text:p/>
            </draw:polygon>
          </draw:g>
          <draw:custom-shape draw:style-name="gr7" draw:text-style-name="P4" draw:layer="layout" svg:width="2.962cm" svg:height="3.014cm" svg:x="4.169cm" svg:y="8.362cm">
            <text:p/>
            <draw:enhanced-geometry svg:viewBox="0 0 21600 21600" draw:type="rectangle" draw:enhanced-path="M 0 0 L 21600 0 21600 21600 0 21600 0 0 Z N"/>
          </draw:custom-shape>
          <draw:g>
            <draw:polygon draw:style-name="gr5" draw:text-style-name="P5" draw:layer="layout" svg:width="4.292cm" svg:height="5.351cm" svg:x="17.864cm" svg:y="6.238cm" svg:viewBox="0 0 4293 5352" draw:points="1043,1061 1043,0 3205,0 3205,1051 4293,1051 4293,4302 3243,4302 3243,5352 1050,5352 1050,4264 2116,4264 2116,2155 0,2155 0,1061">
              <text:p/>
            </draw:polygon>
            <draw:polygon draw:style-name="gr6" draw:text-style-name="P6" draw:layer="layout" svg:width="2.114cm" svg:height="2.105cm" svg:x="17.864cm" svg:y="8.395cm" svg:viewBox="0 0 2115 2106" draw:points="0,2106 0,0 2115,0 2115,2106">
              <text:p/>
            </draw:polygon>
          </draw:g>
        </draw:g>
        <draw:path draw:style-name="gr8" draw:text-style-name="P7" draw:layer="layout" svg:width="3.943cm" svg:height="5.064cm" draw:transform="skewX (0.0839503370209271) rotate (2.25513992650187) translate (14.8347548142156cm 11.796353187031cm)" svg:viewBox="0 0 3944 5065" svg:d="M0 4987c1200 418 2380-953 2774-1487 393-536 1766-2684 875-3500">
          <text:p/>
        </draw:path>
        <draw:path draw:style-name="gr8" draw:text-style-name="P7" draw:layer="layout" svg:width="4.635cm" svg:height="4.144cm" draw:transform="skewX (-0.12932889757278) rotate (-2.47278248422557) translate (19.0562482324677cm 10.0566182447487cm)" svg:viewBox="0 0 4636 4145" svg:d="M0 137c544-917 5331 3043 4550 4008">
          <text:p/>
        </draw:path>
        <draw:path draw:style-name="gr8" draw:text-style-name="P7"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7" draw:layer="layout" svg:width="5.251cm" svg:height="7.938cm" draw:transform="skewX (-0.000349065850398782) rotate (-2.19998752213885) translate (12.4926734006734cm 9.98652380952381cm)" svg:viewBox="0 0 5252 7939" svg:d="M0 0c1442 407 2309 2687 2166 4261-142 1575-528 2936 1024 3557 1243 524 2971-749 1493-1908">
          <text:p/>
        </draw:path>
        <draw:path draw:style-name="gr8" draw:text-style-name="P7" draw:layer="layout" svg:width="3.999cm" svg:height="8.97cm" draw:transform="rotate (-1.5707963267949) translate (14.5747407407407cm 9.31452380952381cm)" svg:viewBox="0 0 4000 8971" svg:d="M0 8952c2643 120 2721-345 2857-885s231-6647 1143-8067">
          <text:p/>
        </draw:path>
        <draw:path draw:style-name="gr8" draw:text-style-name="P7" draw:layer="layout" svg:width="4.849cm" svg:height="10.268cm" draw:transform="skewX (-0.000174532925199549) rotate (-2.31936804297527) translate (14.6518080808081cm 14.9395238095238cm)" svg:viewBox="0 0 4850 10269" svg:d="M3168 10269c3370-759 875-3864-585-5601s-1738-4611-2583-4668">
          <text:p/>
        </draw:path>
        <draw:frame draw:style-name="gr9" draw:text-style-name="P8"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983cm" svg:height="2.018cm" draw:transform="skewX (-0.00052359877559826) rotate (0.599869663910451) translate (16.7245970670437cm 13.4431639647447cm)" svg:viewBox="0 0 2984 2019" svg:d="M0 830c454 317 1111-920 1864-825 753 94 1544 1044 857 2014">
          <text:p/>
        </draw:path>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0"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2"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3"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custom-shape draw:style-name="gr32" draw:text-style-name="P2" draw:layer="layout" svg:width="0.317cm" svg:height="0.317cm" draw:transform="rotate (3.13199334270382) translate (12.678cm 10.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769cm 8.934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2.673cm 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2.688cm 9.466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2.623cm 9.593cm)">
            <text:p/>
            <draw:enhanced-geometry svg:viewBox="0 0 21600 21600" draw:mirror-horizontal="false" draw:mirror-vertical="false" draw:type="rectangle" draw:enhanced-path="M 0 0 L 21600 0 21600 21600 0 21600 0 0 Z N"/>
          </draw:custom-shape>
          <draw:line draw:style-name="gr29" draw:text-style-name="P2" draw:layer="layout" svg:x1="12.609cm" svg:y1="9.874cm" svg:x2="12.436cm" svg:y2="9.874cm">
            <text:p/>
          </draw:line>
          <draw:g>
            <draw:line draw:style-name="gr29" draw:text-style-name="P2" draw:layer="layout" svg:x1="12.603cm" svg:y1="9.093cm" svg:x2="12.43cm" svg:y2="9.093cm">
              <text:p/>
            </draw:line>
            <draw:line draw:style-name="gr29" draw:text-style-name="P2" draw:layer="layout" svg:x1="12.517cm" svg:y1="9.007cm" svg:x2="12.517cm" svg:y2="9.18cm">
              <text:p/>
            </draw:line>
          </draw:g>
        </draw:g>
        <draw:path draw:style-name="gr8" draw:text-style-name="P7" draw:layer="layout" svg:width="4.421cm" svg:height="8.254cm" draw:transform="skewX (0.000698131700797723) rotate (-0.248709418409193) translate (17.3520813097586cm 7.81246652299406cm)" svg:viewBox="0 0 4422 8255" svg:d="M0 7710c612 1404 4914 117 4375-4075-542-4193-2236-4133-2527-2911">
          <text:p/>
        </draw:path>
        <draw:frame draw:style-name="gr31" draw:text-style-name="P12" draw:layer="layout" svg:width="4.8cm" svg:height="1.673cm" svg:x="0.8cm" svg:y="0.726cm">
          <draw:text-box>
            <text:p><text:span text:style-name="T8">Ghost</text:span></text:p>
            <text:p>Smart - Mono</text:p>
          </draw:text-box>
        </draw:frame>
        <draw:g>
          <draw:custom-shape draw:style-name="gr32" draw:text-style-name="P2" draw:layer="layout" svg:width="0.317cm" svg:height="0.317cm" draw:transform="rotate (3.13199334270382) translate (19.115cm 10.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9.206cm 8.9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9.11cm 9.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9.125cm 9.448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9.06cm 9.575cm)">
            <text:p/>
            <draw:enhanced-geometry svg:viewBox="0 0 21600 21600" draw:mirror-horizontal="false" draw:mirror-vertical="false" draw:type="rectangle" draw:enhanced-path="M 0 0 L 21600 0 21600 21600 0 21600 0 0 Z N"/>
          </draw:custom-shape>
          <draw:line draw:style-name="gr29" draw:text-style-name="P2" draw:layer="layout" svg:x1="19.046cm" svg:y1="9.856cm" svg:x2="18.873cm" svg:y2="9.856cm">
            <text:p/>
          </draw:line>
          <draw:g>
            <draw:line draw:style-name="gr29" draw:text-style-name="P2" draw:layer="layout" svg:x1="19.04cm" svg:y1="9.075cm" svg:x2="18.867cm" svg:y2="9.075cm">
              <text:p/>
            </draw:line>
            <draw:line draw:style-name="gr29" draw:text-style-name="P2" draw:layer="layout" svg:x1="18.954cm" svg:y1="8.989cm" svg:x2="18.954cm" svg:y2="9.162cm">
              <text:p/>
            </draw:line>
          </draw:g>
        </draw:g>
        <presentation:notes draw:style-name="dp2">
          <draw:page-thumbnail draw:style-name="gr2" draw:layer="layout" svg:width="14.848cm" svg:height="11.136cm" svg:x="3.075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Default">
        <draw:g draw:style-name="gr3">
          <draw:polygon draw:style-name="gr4" draw:text-style-name="P4" draw:layer="layout" svg:width="14.965cm" svg:height="14.948cm" svg:x="10.386cm" svg:y="3.053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8cm" svg:y="6.279cm" svg:viewBox="0 0 4293 5352" draw:points="1043,1061 1043,0 3205,0 3205,1051 4293,1051 4293,4302 3243,4302 3243,5352 1050,5352 1050,4264 2116,4264 2116,2155 0,2155 0,1061">
              <text:p/>
            </draw:polygon>
            <draw:polygon draw:style-name="gr6" draw:text-style-name="P6" draw:layer="layout" svg:width="2.114cm" svg:height="2.105cm" svg:x="11.468cm" svg:y="8.436cm" svg:viewBox="0 0 2115 2106" draw:points="0,2106 0,0 2115,0 2115,2106">
              <text:p/>
            </draw:polygon>
          </draw:g>
          <draw:custom-shape draw:style-name="gr7" draw:text-style-name="P4" draw:layer="layout" svg:width="2.962cm" svg:height="3.014cm" svg:x="4.169cm" svg:y="8.362cm">
            <text:p/>
            <draw:enhanced-geometry svg:viewBox="0 0 21600 21600" draw:type="rectangle" draw:enhanced-path="M 0 0 L 21600 0 21600 21600 0 21600 0 0 Z N"/>
          </draw:custom-shape>
          <draw:g>
            <draw:polygon draw:style-name="gr5" draw:text-style-name="P5" draw:layer="layout" svg:width="4.292cm" svg:height="5.351cm" svg:x="17.864cm" svg:y="6.238cm" svg:viewBox="0 0 4293 5352" draw:points="1043,1061 1043,0 3205,0 3205,1051 4293,1051 4293,4302 3243,4302 3243,5352 1050,5352 1050,4264 2116,4264 2116,2155 0,2155 0,1061">
              <text:p/>
            </draw:polygon>
            <draw:polygon draw:style-name="gr6" draw:text-style-name="P6" draw:layer="layout" svg:width="2.114cm" svg:height="2.105cm" svg:x="17.864cm" svg:y="8.395cm" svg:viewBox="0 0 2115 2106" draw:points="0,2106 0,0 2115,0 2115,2106">
              <text:p/>
            </draw:polygon>
          </draw:g>
        </draw:g>
        <draw:path draw:style-name="gr8" draw:text-style-name="P7" draw:layer="layout" svg:width="3.863cm" svg:height="5.079cm" draw:transform="skewX (0.0844739357965256) rotate (2.25479086065147) translate (14.8112598465213cm 11.8091550593321cm)" svg:viewBox="0 0 3864 5080" svg:d="M0 5016c1101 376 2285-1008 2679-1544 393-535 1729-2663 940-3472">
          <text:p/>
        </draw:path>
        <draw:path draw:style-name="gr8" draw:text-style-name="P7" draw:layer="layout" svg:width="4.615cm" svg:height="4.063cm" draw:transform="skewX (-0.127059969545187) rotate (-2.47313155007597) translate (19.0304130148148cm 10.0308255032212cm)" svg:viewBox="0 0 4616 4064" svg:d="M0 100c808-749 5183 2934 4555 3964">
          <text:p/>
        </draw:path>
        <draw:path draw:style-name="gr8" draw:text-style-name="P7" draw:layer="layout" svg:width="3.961cm" svg:height="4.237cm" draw:transform="skewX (0.002792526803191) rotate (-2.20086018676485) translate (12.531cm 9.996cm)" svg:viewBox="0 0 3962 4238" svg:d="M0 0c1443 407 3135 3110 3962 4238">
          <text:p/>
        </draw:path>
        <draw:frame draw:style-name="gr22" draw:text-style-name="P12" draw:layer="layout" svg:width="0.502cm" svg:height="1.187cm" svg:x="9.21cm" svg:y="2.42cm">
          <draw:text-box>
            <text:p/>
          </draw:text-box>
        </draw:frame>
        <draw:path draw:style-name="gr8" draw:text-style-name="P7" draw:layer="layout" svg:width="3.145cm" svg:height="4.969cm" draw:transform="skewX (-1.1914366634008E-016) rotate (-2.20051112091445) translate (12.5428309000538cm 8.97923304806793cm)" svg:viewBox="0 0 3146 4970" svg:d="M33 0c-355 1858 2289 3840 3113 4970">
          <text:p/>
        </draw:path>
        <draw:g>
          <draw:custom-shape draw:style-name="gr32" draw:text-style-name="P2" draw:layer="layout" svg:width="0.317cm" svg:height="0.317cm" draw:transform="rotate (-0.00959931088596935) translate (12.368cm 8.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277cm 10.03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2.373cm 9.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2.358cm" svg:y="9.501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2.423cm" svg:y="9.374cm">
            <text:p/>
            <draw:enhanced-geometry svg:viewBox="0 0 21600 21600" draw:mirror-horizontal="false" draw:mirror-vertical="false" draw:type="rectangle" draw:enhanced-path="M 0 0 L 21600 0 21600 21600 0 21600 0 0 Z N"/>
          </draw:custom-shape>
          <draw:line draw:style-name="gr29" draw:text-style-name="P2" draw:layer="layout" svg:x1="12.437cm" svg:y1="9.095cm" svg:x2="12.61cm" svg:y2="9.095cm">
            <text:p/>
          </draw:line>
          <draw:g>
            <draw:line draw:style-name="gr29" draw:text-style-name="P2" draw:layer="layout" svg:x1="12.443cm" svg:y1="9.875cm" svg:x2="12.616cm" svg:y2="9.875cm">
              <text:p/>
            </draw:line>
            <draw:line draw:style-name="gr29" draw:text-style-name="P2" draw:layer="layout" svg:x1="12.53cm" svg:y1="9.962cm" svg:x2="12.53cm" svg:y2="9.789cm">
              <text:p/>
            </draw:line>
          </draw:g>
        </draw:g>
        <draw:g>
          <draw:custom-shape draw:style-name="gr32" draw:text-style-name="P2" draw:layer="layout" svg:width="0.317cm" svg:height="0.317cm" draw:transform="rotate (-0.00959931088596935) translate (18.805cm 8.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8.714cm 10.0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8.81cm 9.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8.795cm" svg:y="9.484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8.86cm" svg:y="9.357cm">
            <text:p/>
            <draw:enhanced-geometry svg:viewBox="0 0 21600 21600" draw:mirror-horizontal="false" draw:mirror-vertical="false" draw:type="rectangle" draw:enhanced-path="M 0 0 L 21600 0 21600 21600 0 21600 0 0 Z N"/>
          </draw:custom-shape>
          <draw:line draw:style-name="gr29" draw:text-style-name="P2" draw:layer="layout" svg:x1="18.874cm" svg:y1="9.078cm" svg:x2="19.047cm" svg:y2="9.078cm">
            <text:p/>
          </draw:line>
          <draw:g>
            <draw:line draw:style-name="gr29" draw:text-style-name="P2" draw:layer="layout" svg:x1="18.88cm" svg:y1="9.858cm" svg:x2="19.053cm" svg:y2="9.858cm">
              <text:p/>
            </draw:line>
            <draw:line draw:style-name="gr29" draw:text-style-name="P2" draw:layer="layout" svg:x1="18.967cm" svg:y1="9.945cm" svg:x2="18.967cm" svg:y2="9.772cm">
              <text:p/>
            </draw:line>
          </draw:g>
        </draw:g>
        <draw:frame draw:style-name="gr31" draw:text-style-name="P12" draw:layer="layout" svg:width="4.8cm" svg:height="1.673cm" svg:x="0.8cm" svg:y="0.726cm">
          <draw:text-box>
            <text:p><text:span text:style-name="T8">Ghost</text:span></text:p>
            <text:p>Easy</text:p>
          </draw:text-box>
        </draw:frame>
        <draw:g>
          <draw:path draw:style-name="gr35" draw:text-style-name="P15" draw:layer="layout" svg:width="3.363cm" svg:height="2.977cm" draw:transform="rotate (1.5707963267949) translate (4.17060606060606cm 11.3760476190476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4.58160606060606cm 10.2800476190476cm)" svg:viewBox="0 0 1371 2182" draw:points="0,378 344,0 1029,0 1371,378 1371,1804 1029,2182 339,2182 0,1804">
            <text:p/>
          </draw:polygon>
          <draw:custom-shape draw:style-name="gr37" draw:text-style-name="P15" draw:layer="layout" svg:width="0.368cm" svg:height="0.762cm" draw:transform="rotate (1.5707963267949) translate (5.283cm 11.145cm)">
            <text:p/>
            <draw:enhanced-geometry svg:viewBox="0 0 21600 21600" draw:type="rectangle" draw:enhanced-path="M 0 0 L 21600 0 21600 21600 0 21600 0 0 Z N"/>
          </draw:custom-shape>
          <draw:custom-shape draw:style-name="gr38" draw:text-style-name="P15" draw:layer="layout" svg:width="0.37cm" svg:height="0.37cm" draw:transform="rotate (1.5707963267949) translate (4.466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4.606cm 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6.378cm 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6.484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6.457cm" svg:y1="8.626cm" svg:x2="6.674cm" svg:y2="8.626cm">
            <text:p/>
          </draw:line>
          <draw:g>
            <draw:line draw:style-name="gr25" draw:text-style-name="P2" draw:layer="layout" svg:x1="6.67cm" svg:y1="10.765cm" svg:x2="6.67cm" svg:y2="10.548cm">
              <text:p/>
            </draw:line>
            <draw:line draw:style-name="gr25" draw:text-style-name="P2" draw:layer="layout" svg:x1="6.778cm" svg:y1="10.656cm" svg:x2="6.561cm" svg:y2="10.656cm">
              <text:p/>
            </draw:line>
          </draw:g>
          <draw:line draw:style-name="gr25" draw:text-style-name="P2" draw:layer="layout" svg:x1="4.68cm" svg:y1="8.62cm" svg:x2="4.897cm" svg:y2="8.62cm">
            <text:p/>
          </draw:line>
          <draw:g>
            <draw:line draw:style-name="gr25" draw:text-style-name="P2" draw:layer="layout" svg:x1="4.651cm" svg:y1="10.768cm" svg:x2="4.651cm" svg:y2="10.551cm">
              <text:p/>
            </draw:line>
            <draw:line draw:style-name="gr25" draw:text-style-name="P2" draw:layer="layout" svg:x1="4.759cm" svg:y1="10.659cm" svg:x2="4.542cm" svg:y2="10.659cm">
              <text:p/>
            </draw:line>
          </draw:g>
        </draw:g>
        <presentation:notes draw:style-name="dp2">
          <draw:page-thumbnail draw:style-name="gr2" draw:layer="layout" svg:width="14.848cm" svg:height="11.136cm" svg:x="3.075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Default">
        <draw:g draw:style-name="gr3">
          <draw:polygon draw:style-name="gr4" draw:text-style-name="P4" draw:layer="layout" svg:width="21.194cm" svg:height="18.161cm" svg:x="5.783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5cm" svg:y="8.279cm">
            <text:p/>
            <draw:enhanced-geometry svg:viewBox="0 0 21600 21600" draw:type="rectangle" draw:enhanced-path="M 0 0 L 21600 0 21600 21600 0 21600 0 0 Z N"/>
          </draw:custom-shape>
          <draw:custom-shape draw:style-name="gr39" draw:text-style-name="P16" draw:layer="layout" svg:width="1.935cm" svg:height="2.196cm" svg:x="19.248cm" svg:y="8.279cm">
            <text:p/>
            <draw:enhanced-geometry svg:viewBox="0 0 21600 21600" draw:type="rectangle" draw:enhanced-path="M 0 0 L 21600 0 21600 21600 0 21600 0 0 Z N"/>
          </draw:custom-shape>
        </draw:g>
        <draw:path draw:style-name="gr40" draw:text-style-name="P7" draw:layer="layout" svg:width="4.839cm" svg:height="5.714cm" draw:transform="rotate (-1.5707963267949) translate (22.7304991976465cm 9.35818523937708cm)" svg:viewBox="0 0 4840 5715" svg:d="M4217 5715c1247-1417 378-3629-473-4876-850-1247-3800-1290-3743 1148">
          <text:p/>
        </draw:path>
        <draw:path draw:style-name="gr40" draw:text-style-name="P7" draw:layer="layout" svg:width="3.826cm" svg:height="2.878cm" draw:transform="rotate (-0.317998989713368) translate (18.3126987609831cm 10.0686802648743cm)" svg:viewBox="0 0 3827 2879" svg:d="M0 2879c1897-459 3285-1986 3827-2879">
          <text:p/>
        </draw:path>
        <draw:path draw:style-name="gr40" draw:text-style-name="P7" draw:layer="layout" svg:width="3.372cm" svg:height="1.928cm" draw:transform="rotate (-0.317998989713368) translate (20.6620785950042cm 7.51659757445684cm)" svg:viewBox="0 0 3373 1929" svg:d="M3331 1929c295-853-1017-1880-1788-1926-771-45-1543 416-1543 1360">
          <text:p/>
        </draw:path>
        <draw:path draw:style-name="gr40" draw:text-style-name="P7" draw:layer="layout" svg:width="6.223cm" svg:height="4.905cm" draw:transform="rotate (0.650135146367888) translate (12.4179206487208cm 8.5907452335117cm)" svg:viewBox="0 0 6224 4906" svg:d="M0 258c1725-1300 7135 2638 6091 4648">
          <text:p/>
        </draw:path>
        <draw:path draw:style-name="gr40" draw:text-style-name="P7" draw:layer="layout" svg:width="5.866cm" svg:height="3.126cm" draw:transform="rotate (2.65394766058258) translate (18.2300393957982cm 12.0549126549107cm)" svg:viewBox="0 0 5867 3127" svg:d="M0 3075c1490 386 5094-1467 5867-3075">
          <text:p/>
        </draw:path>
        <draw:path draw:style-name="gr40" draw:text-style-name="P7" draw:layer="layout" svg:width="0.603cm" svg:height="7.672cm" draw:transform="rotate (-1.5707963267949) translate (20.236cm 9.589cm)" svg:viewBox="0 0 604 7673" svg:d="M349 0c682 21-349 2104-349 3730s1103 3924 329 3943">
          <text:p/>
        </draw:path>
        <draw:path draw:style-name="gr40" draw:text-style-name="P7" draw:layer="layout" svg:width="3.408cm" svg:height="10.786cm" draw:transform="rotate (-1.76766946641986) translate (12.5634447822735cm 9.91008871482215cm)" svg:viewBox="0 0 3409 10787" svg:d="M0 0c1142-71 405 8396 1309 10026 905 1633 2702 227 1898-423">
          <text:p/>
        </draw:path>
        <draw:path draw:style-name="gr40" draw:text-style-name="P7"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7" draw:layer="layout" svg:width="2.443cm" svg:height="11.969cm" draw:transform="rotate (-1.58929681686604) translate (15.1132155816331cm 10.3382580924106cm)" svg:viewBox="0 0 2444 11970" svg:d="M0 11960c1877 65 2427-170 2412-1021-17-850-747-9092 32-10939">
          <text:p/>
        </draw:path>
        <draw:path draw:style-name="gr40" draw:text-style-name="P7" draw:layer="layout" svg:width="6.244cm" svg:height="13.343cm" draw:transform="rotate (-2.09998015599958) translate (16.2854334238883cm 14.0035683107214cm)" svg:viewBox="0 0 6245 13344" svg:d="M4524 13301c2304 381 1786-1854 1315-2958-470-1104-3730-6490-4108-7473-379-982-661-3377-1731-2774">
          <text:p/>
        </draw:path>
        <draw:line draw:style-name="gr11" draw:text-style-name="P7" draw:layer="layout" svg:x1="23.209cm" svg:y1="10.39cm" svg:x2="21.948cm" svg:y2="11.265cm">
          <text:p/>
        </draw:line>
        <draw:frame draw:style-name="gr9" draw:text-style-name="P17"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492cm" svg:height="5.268cm" draw:transform="rotate (0.601091394386847) translate (17.5497868295474cm 11.5222308600011cm)" svg:viewBox="0 0 2493 5269" svg:d="M0 2c2114-83 3378 2237 1756 5267">
          <text:p/>
        </draw:path>
        <draw:g draw:style-name="gr2">
          <draw:path draw:style-name="gr41" draw:text-style-name="P2" draw:layer="layout" svg:width="0.331cm" svg:height="0.445cm" draw:transform="rotate (-1.5707963267949) translate (20.4282707953856cm 8.79257142857143cm)" svg:viewBox="0 0 332 446" svg:d="M0 446c442 0 442-446 0-446">
            <text:p/>
          </draw:path>
          <draw:custom-shape draw:style-name="gr42" draw:text-style-name="P2" draw:layer="layout" svg:width="1.25cm" svg:height="1.25cm" svg:x="19.588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9.9997292046145cm 9.96157142857143cm)" svg:viewBox="0 0 332 446" svg:d="M0 446c442 0 442-446 0-446">
            <text:p/>
          </draw:path>
          <draw:path draw:style-name="gr41" draw:text-style-name="P2" draw:layer="layout" svg:width="0.331cm" svg:height="0.445cm" svg:x="19.63cm" svg:y="9.155cm" svg:viewBox="0 0 332 446" svg:d="M0 446c442 0 442-446 0-446">
            <text:p/>
          </draw:path>
          <draw:path draw:style-name="gr41" draw:text-style-name="P2" draw:layer="layout" svg:width="0.331cm" svg:height="0.445cm" draw:transform="rotate (-3.14159265358979) translate (20.795cm 9.59784222395703cm)" svg:viewBox="0 0 332 446" svg:d="M0 446c442 0 442-446 0-446">
            <text:p/>
          </draw:path>
          <draw:line draw:style-name="gr43" draw:text-style-name="P2" draw:layer="layout" svg:x1="20.063cm" svg:y1="9.383cm" svg:x2="20.356cm" svg:y2="9.383cm">
            <text:p/>
          </draw:line>
          <draw:g>
            <draw:line draw:style-name="gr25" draw:text-style-name="P2" draw:layer="layout" svg:x1="20.115cm" svg:y1="8.924cm" svg:x2="20.308cm" svg:y2="8.924cm">
              <text:p/>
            </draw:line>
            <draw:line draw:style-name="gr25" draw:text-style-name="P2" draw:layer="layout" svg:x1="20.212cm" svg:y1="9.021cm" svg:x2="20.212cm" svg:y2="8.828cm">
              <text:p/>
            </draw:line>
          </draw:g>
          <draw:line draw:style-name="gr44" draw:text-style-name="P2" draw:layer="layout" svg:x1="20.127cm" svg:y1="9.847cm" svg:x2="20.32cm" svg:y2="9.847cm">
            <text:p/>
          </draw:line>
        </draw:g>
        <draw:g draw:style-name="gr2">
          <draw:path draw:style-name="gr41" draw:text-style-name="P2" draw:layer="layout" svg:width="0.331cm" svg:height="0.445cm" draw:transform="rotate (-1.5707963267949) translate (12.7552707953856cm 8.79257142857143cm)" svg:viewBox="0 0 332 446" svg:d="M0 446c442 0 442-446 0-446">
            <text:p/>
          </draw:path>
          <draw:custom-shape draw:style-name="gr42" draw:text-style-name="P2" draw:layer="layout" svg:width="1.25cm" svg:height="1.25cm" svg:x="11.915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3267292046145cm 9.96157142857143cm)" svg:viewBox="0 0 332 446" svg:d="M0 446c442 0 442-446 0-446">
            <text:p/>
          </draw:path>
          <draw:path draw:style-name="gr41" draw:text-style-name="P2" draw:layer="layout" svg:width="0.331cm" svg:height="0.445cm" svg:x="11.957cm" svg:y="9.155cm" svg:viewBox="0 0 332 446" svg:d="M0 446c442 0 442-446 0-446">
            <text:p/>
          </draw:path>
          <draw:path draw:style-name="gr41" draw:text-style-name="P2" draw:layer="layout" svg:width="0.331cm" svg:height="0.445cm" draw:transform="rotate (-3.14159265358979) translate (13.122cm 9.59784222395703cm)" svg:viewBox="0 0 332 446" svg:d="M0 446c442 0 442-446 0-446">
            <text:p/>
          </draw:path>
          <draw:line draw:style-name="gr43" draw:text-style-name="P2" draw:layer="layout" svg:x1="12.39cm" svg:y1="9.383cm" svg:x2="12.683cm" svg:y2="9.383cm">
            <text:p/>
          </draw:line>
          <draw:g>
            <draw:line draw:style-name="gr25" draw:text-style-name="P2" draw:layer="layout" svg:x1="12.442cm" svg:y1="8.924cm" svg:x2="12.635cm" svg:y2="8.924cm">
              <text:p/>
            </draw:line>
            <draw:line draw:style-name="gr25" draw:text-style-name="P2" draw:layer="layout" svg:x1="12.539cm" svg:y1="9.021cm" svg:x2="12.539cm" svg:y2="8.828cm">
              <text:p/>
            </draw:line>
          </draw:g>
          <draw:line draw:style-name="gr44" draw:text-style-name="P2" draw:layer="layout" svg:x1="12.454cm" svg:y1="9.847cm" svg:x2="12.647cm" svg:y2="9.847cm">
            <text:p/>
          </draw:line>
        </draw:g>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3"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0"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31" draw:text-style-name="P12" draw:layer="layout" svg:width="4.8cm" svg:height="1.673cm" svg:x="0.8cm" svg:y="0.724cm">
          <draw:text-box>
            <text:p><text:span text:style-name="T8">Invader</text:span></text:p>
            <text:p>Smart - RGB</text:p>
          </draw:text-box>
        </draw:frame>
        <presentation:notes draw:style-name="dp2">
          <draw:page-thumbnail draw:style-name="gr2" draw:layer="layout" svg:width="14.848cm" svg:height="11.136cm" svg:x="3.075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1" draw:master-page-name="Default">
        <draw:g draw:style-name="gr3">
          <draw:polygon draw:style-name="gr4" draw:text-style-name="P4" draw:layer="layout" svg:width="21.194cm" svg:height="18.161cm" svg:x="5.784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6cm" svg:y="8.279cm">
            <text:p/>
            <draw:enhanced-geometry svg:viewBox="0 0 21600 21600" draw:type="rectangle" draw:enhanced-path="M 0 0 L 21600 0 21600 21600 0 21600 0 0 Z N"/>
          </draw:custom-shape>
          <draw:custom-shape draw:style-name="gr39" draw:text-style-name="P16" draw:layer="layout" svg:width="1.935cm" svg:height="2.196cm" svg:x="19.249cm" svg:y="8.279cm">
            <text:p/>
            <draw:enhanced-geometry svg:viewBox="0 0 21600 21600" draw:type="rectangle" draw:enhanced-path="M 0 0 L 21600 0 21600 21600 0 21600 0 0 Z N"/>
          </draw:custom-shape>
        </draw:g>
        <draw:path draw:style-name="gr40" draw:text-style-name="P7" draw:layer="layout" svg:width="5.721cm" svg:height="4.505cm" draw:transform="rotate (-1.5707963267949) translate (21.6158587352631cm 8.07653640699913cm)" svg:viewBox="0 0 5722 4506" svg:d="M5549 4506c933-2212-2164-4096-3283-4416s-3476 239-1509 1290">
          <text:p/>
        </draw:path>
        <draw:path draw:style-name="gr40" draw:text-style-name="P7" draw:layer="layout" svg:width="6.226cm" svg:height="4.892cm" draw:transform="rotate (0.650135146367888) translate (12.4234869406369cm 8.65017487842776cm)" svg:viewBox="0 0 6227 4893" svg:d="M0 259c1725-1301 7138 2623 6094 4634">
          <text:p/>
        </draw:path>
        <draw:path draw:style-name="gr40" draw:text-style-name="P7" draw:layer="layout" svg:width="0.549cm" svg:height="7.691cm" draw:transform="rotate (-1.5707963267949) translate (20.255cm 9.589cm)" svg:viewBox="0 0 550 7692" svg:d="M266 0c682 21-266 2123-266 3749s1037 3924 263 3943">
          <text:p/>
        </draw:path>
        <draw:path draw:style-name="gr40" draw:text-style-name="P7" draw:layer="layout" svg:width="3.465cm" svg:height="10.804cm" draw:transform="rotate (-1.76766946641986) translate (12.5634433110417cm 9.85208842137505cm)" svg:viewBox="0 0 3466 10805" svg:d="M0 0c1142-71 468 8425 1372 10056 905 1631 2696 186 1892-466">
          <text:p/>
        </draw:path>
        <draw:path draw:style-name="gr40" draw:text-style-name="P7"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7" draw:layer="layout" svg:width="2.443cm" svg:height="11.969cm" draw:transform="rotate (-1.58929681686604) translate (15.1132155816331cm 10.3382580924106cm)" svg:viewBox="0 0 2444 11970" svg:d="M0 11960c1877 65 2427-170 2412-1021-17-850-747-9092 32-10939">
          <text:p/>
        </draw:path>
        <draw:path draw:style-name="gr40" draw:text-style-name="P7" draw:layer="layout" svg:width="6.244cm" svg:height="13.343cm" draw:transform="rotate (-2.09998015599958) translate (16.2854334238883cm 14.0035683107214cm)" svg:viewBox="0 0 6245 13344" svg:d="M4524 13301c2304 381 1786-1854 1315-2958-470-1104-3730-6490-4108-7473-379-982-661-3377-1731-2774">
          <text:p/>
        </draw:path>
        <draw:frame draw:style-name="gr9" draw:text-style-name="P17"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492cm" svg:height="5.268cm" draw:transform="rotate (0.601091394386847) translate (17.5497868295474cm 11.5222308600011cm)" svg:viewBox="0 0 2493 5269" svg:d="M0 2c2114-83 3378 2237 1756 5267">
          <text:p/>
        </draw:path>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3"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0"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frame draw:style-name="gr31" draw:text-style-name="P12" draw:layer="layout" svg:width="4.8cm" svg:height="1.673cm" svg:x="0.8cm" svg:y="0.725cm">
          <draw:text-box>
            <text:p><text:span text:style-name="T8">Invader</text:span></text:p>
            <text:p>Smart - Mono</text:p>
          </draw:text-box>
        </draw:frame>
        <presentation:notes draw:style-name="dp2">
          <draw:page-thumbnail draw:style-name="gr2"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draw:g draw:style-name="gr3">
          <draw:polygon draw:style-name="gr4" draw:text-style-name="P4" draw:layer="layout" svg:width="21.194cm" svg:height="18.161cm" svg:x="5.784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6cm" svg:y="8.279cm">
            <text:p/>
            <draw:enhanced-geometry svg:viewBox="0 0 21600 21600" draw:type="rectangle" draw:enhanced-path="M 0 0 L 21600 0 21600 21600 0 21600 0 0 Z N"/>
          </draw:custom-shape>
          <draw:custom-shape draw:style-name="gr39" draw:text-style-name="P16" draw:layer="layout" svg:width="1.935cm" svg:height="2.196cm" svg:x="19.249cm" svg:y="8.279cm">
            <text:p/>
            <draw:enhanced-geometry svg:viewBox="0 0 21600 21600" draw:type="rectangle" draw:enhanced-path="M 0 0 L 21600 0 21600 21600 0 21600 0 0 Z N"/>
          </draw:custom-shape>
        </draw:g>
        <draw:path draw:style-name="gr40" draw:text-style-name="P7" draw:layer="layout" svg:width="4.943cm" svg:height="4.601cm" draw:transform="rotate (-1.5707963267949) translate (22.0339527970737cm 8.12260244254086cm)" svg:viewBox="0 0 4944 4602" svg:d="M4944 4602c-640-4085-2168-4426-3013-4580s-3061 509-1220 1776">
          <text:p/>
        </draw:path>
        <draw:path draw:style-name="gr40" draw:text-style-name="P7" draw:layer="layout" svg:width="6.226cm" svg:height="4.892cm" draw:transform="rotate (0.650135146367888) translate (12.4234869406369cm 8.65017487842776cm)" svg:viewBox="0 0 6227 4893" svg:d="M0 259c1725-1301 7138 2623 6094 4634">
          <text:p/>
        </draw:path>
        <draw:path draw:style-name="gr40" draw:text-style-name="P7" draw:layer="layout" svg:width="0.549cm" svg:height="7.691cm" draw:transform="rotate (-1.5707963267949) translate (20.255cm 9.589cm)" svg:viewBox="0 0 550 7692" svg:d="M266 0c682 21-266 2123-266 3749s1037 3924 263 3943">
          <text:p/>
        </draw:path>
        <draw:path draw:style-name="gr40" draw:text-style-name="P7" draw:layer="layout" svg:width="1.029cm" svg:height="3.046cm" draw:transform="rotate (-1.76766946641986) translate (15.5508018191547cm 10.4479372096547cm)" svg:viewBox="0 0 1030 3047" svg:d="M0 3047c1142-73 1229-2138 771-3047">
          <text:p/>
        </draw:path>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g draw:style-name="gr2">
          <draw:g>
            <draw:path draw:style-name="gr35" draw:text-style-name="P15" draw:layer="layout" svg:width="3.363cm" svg:height="2.977cm" draw:transform="rotate (1.5707963267949) translate (14.8580476190476cm 13.8733939393939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15.2690476190476cm 12.7773939393939cm)" svg:viewBox="0 0 1371 2182" draw:points="0,378 344,0 1029,0 1371,378 1371,1804 1029,2182 339,2182 0,1804">
              <text:p/>
            </draw:polygon>
            <draw:custom-shape draw:style-name="gr47" draw:text-style-name="P15" draw:layer="layout" svg:width="0.367cm" svg:height="0.76cm" draw:transform="rotate (1.5707963267949) translate (15.97cm 13.643cm)">
              <text:p/>
              <draw:enhanced-geometry svg:viewBox="0 0 21600 21600" draw:type="rectangle" draw:enhanced-path="M 0 0 L 21600 0 21600 21600 0 21600 0 0 Z N"/>
            </draw:custom-shape>
            <draw:custom-shape draw:style-name="gr38" draw:text-style-name="P15" draw:layer="layout" svg:width="0.371cm" svg:height="0.37cm" draw:transform="rotate (1.5707963267949) translate (15.153cm 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1cm" draw:transform="rotate (1.5707963267949) translate (15.293cm 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7.065cm 11.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7.171cm 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7.145cm" svg:y1="11.124cm" svg:x2="17.362cm" svg:y2="11.124cm">
              <text:p/>
            </draw:line>
            <draw:g>
              <draw:line draw:style-name="gr25" draw:text-style-name="P2" draw:layer="layout" svg:x1="17.357cm" svg:y1="13.262cm" svg:x2="17.357cm" svg:y2="13.045cm">
                <text:p/>
              </draw:line>
              <draw:line draw:style-name="gr25" draw:text-style-name="P2" draw:layer="layout" svg:x1="17.466cm" svg:y1="13.154cm" svg:x2="17.249cm" svg:y2="13.154cm">
                <text:p/>
              </draw:line>
            </draw:g>
            <draw:line draw:style-name="gr25" draw:text-style-name="P2" draw:layer="layout" svg:x1="15.368cm" svg:y1="11.118cm" svg:x2="15.585cm" svg:y2="11.118cm">
              <text:p/>
            </draw:line>
            <draw:g>
              <draw:line draw:style-name="gr25" draw:text-style-name="P2" draw:layer="layout" svg:x1="15.338cm" svg:y1="13.265cm" svg:x2="15.338cm" svg:y2="13.048cm">
                <text:p/>
              </draw:line>
              <draw:line draw:style-name="gr25" draw:text-style-name="P2" draw:layer="layout" svg:x1="15.447cm" svg:y1="13.157cm" svg:x2="15.23cm" svg:y2="13.157cm">
                <text:p/>
              </draw:line>
            </draw:g>
          </draw:g>
        </draw:g>
        <draw:frame draw:style-name="gr31" draw:text-style-name="P12" draw:layer="layout" svg:width="4.8cm" svg:height="1.673cm" svg:x="0.8cm" svg:y="0.725cm">
          <draw:text-box>
            <text:p><text:span text:style-name="T8">Invader</text:span></text:p>
            <text:p>Easy</text:p>
          </draw:text-box>
        </draw:frame>
        <presentation:notes draw:style-name="dp2">
          <draw:page-thumbnail draw:style-name="gr2" draw:layer="layout" svg:width="14.848cm" svg:height="11.136cm" svg:x="3.075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6.487cm" svg:height="2.055cm" draw:transform="rotate (-1.5707963267949) translate (17.8682229895366cm 9.85128057848739cm)" svg:viewBox="0 0 6488 2056" svg:d="M6243 2056c1002-1787-1264-1819-3180-1941s-3166-334-3056 528">
          <text:p/>
        </draw:path>
        <draw:path draw:style-name="gr40" draw:text-style-name="P7" draw:layer="layout" svg:width="0.596cm" svg:height="2.695cm" draw:transform="rotate (-0.317998989713368) translate (16.8504887725048cm 12.5947853720826cm)" svg:viewBox="0 0 597 2696" svg:d="M203 2696c1184-139-745-2263-46-2696">
          <text:p/>
        </draw:path>
        <draw:path draw:style-name="gr40" draw:text-style-name="P7" draw:layer="layout" svg:width="2.746cm" svg:height="3.344cm" draw:transform="rotate (-0.317998989713368) translate (17.0821353519835cm 8.46277509327381cm)" svg:viewBox="0 0 2747 3345" svg:d="M2463 3345c289-158 343-461 226-819-118-358-1503-4254-2689-1614">
          <text:p/>
        </draw:path>
        <draw:path draw:style-name="gr40" draw:text-style-name="P7" draw:layer="layout" svg:width="3.384cm" svg:height="2.721cm" draw:transform="rotate (0.650135146367888) translate (12.4565503748713cm 9.21005270471342cm)" svg:viewBox="0 0 3385 2722" svg:d="M0 149c874-647 3468 918 3383 2573">
          <text:p/>
        </draw:path>
        <draw:path draw:style-name="gr40" draw:text-style-name="P7" draw:layer="layout" svg:width="2.934cm" svg:height="1.548cm" draw:transform="rotate (2.65394766058258) translate (15.4672575552979cm 11.2253780295362cm)" svg:viewBox="0 0 2935 1549" svg:d="M0 1549c723-122 2215-939 2935-1549">
          <text:p/>
        </draw:path>
        <draw:path draw:style-name="gr40" draw:text-style-name="P7" draw:layer="layout" svg:width="0.719cm" svg:height="4.339cm" draw:transform="rotate (-1.5707963267949) translate (16.745cm 10.409cm)" svg:viewBox="0 0 720 4340" svg:d="M0 0c968 350 953 4189 0 4340">
          <text:p/>
        </draw:path>
        <draw:path draw:style-name="gr40" draw:text-style-name="P7" draw:layer="layout" svg:width="2.547cm" svg:height="6.701cm" draw:transform="rotate (-1.76766946641986) translate (12.5226602378219cm 9.81909645494297cm)" svg:viewBox="0 0 2548 6702" svg:d="M602 0c440 32 1024 1100 795 1918-380 1364-1826 2907-1272 3866 904 1632 3050 721 2246 71">
          <text:p/>
        </draw:path>
        <draw:path draw:style-name="gr40" draw:text-style-name="P7" draw:layer="layout" svg:width="6.888cm" svg:height="3.239cm" draw:transform="skewX (-8.34453275272183E-017) rotate (-0.806167581496181) translate (10.2210132532104cm 8.90614245053839cm)" svg:viewBox="0 0 6889 3240" svg:d="M0 3240c807-325 6227-3889 6889-3136">
          <text:p/>
        </draw:path>
        <draw:path draw:style-name="gr40" draw:text-style-name="P7"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7" draw:layer="layout" svg:width="1.703cm" svg:height="10.444cm" draw:transform="rotate (-2.09998015599958) translate (15.2893295171921cm 16.2462082924197cm)" svg:viewBox="0 0 1704 10445" svg:d="M0 10394c2304 381 1758-1464 1287-2567-470-1105-745-3422-634-4171 110-750 542-853 819-1773 276-920-105-2509-1175-1623">
          <text:p/>
        </draw:path>
        <draw:line draw:style-name="gr11" draw:text-style-name="P7" draw:layer="layout" svg:x1="18.385cm" svg:y1="12.41cm" svg:x2="17cm" svg:y2="12.644cm">
          <text:p/>
        </draw:line>
        <draw:g draw:style-name="gr2">
          <draw:path draw:style-name="gr41" draw:text-style-name="P2" draw:layer="layout" svg:width="0.331cm" svg:height="0.445cm" draw:transform="rotate (-1.5707963267949) translate (16.9242707953856cm 9.26857142857143cm)" svg:viewBox="0 0 332 446" svg:d="M0 446c442 0 442-446 0-446">
            <text:p/>
          </draw:path>
          <draw:custom-shape draw:style-name="gr42" draw:text-style-name="P2" draw:layer="layout" svg:width="1.25cm" svg:height="1.25cm" svg:x="16.084cm" svg:y="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6.4957292046145cm 10.4375714285714cm)" svg:viewBox="0 0 332 446" svg:d="M0 446c442 0 442-446 0-446">
            <text:p/>
          </draw:path>
          <draw:path draw:style-name="gr41" draw:text-style-name="P2" draw:layer="layout" svg:width="0.331cm" svg:height="0.445cm" svg:x="16.126cm" svg:y="9.631cm" svg:viewBox="0 0 332 446" svg:d="M0 446c442 0 442-446 0-446">
            <text:p/>
          </draw:path>
          <draw:path draw:style-name="gr41" draw:text-style-name="P2" draw:layer="layout" svg:width="0.331cm" svg:height="0.445cm" draw:transform="rotate (-3.14159265358979) translate (17.291cm 10.073842223957cm)" svg:viewBox="0 0 332 446" svg:d="M0 446c442 0 442-446 0-446">
            <text:p/>
          </draw:path>
          <draw:line draw:style-name="gr43" draw:text-style-name="P2" draw:layer="layout" svg:x1="16.559cm" svg:y1="9.859cm" svg:x2="16.852cm" svg:y2="9.859cm">
            <text:p/>
          </draw:line>
          <draw:g>
            <draw:line draw:style-name="gr25" draw:text-style-name="P2" draw:layer="layout" svg:x1="16.611cm" svg:y1="9.4cm" svg:x2="16.804cm" svg:y2="9.4cm">
              <text:p/>
            </draw:line>
            <draw:line draw:style-name="gr25" draw:text-style-name="P2" draw:layer="layout" svg:x1="16.708cm" svg:y1="9.497cm" svg:x2="16.708cm" svg:y2="9.304cm">
              <text:p/>
            </draw:line>
          </draw:g>
          <draw:line draw:style-name="gr44" draw:text-style-name="P2" draw:layer="layout" svg:x1="16.623cm" svg:y1="10.323cm" svg:x2="16.816cm" svg:y2="10.323cm">
            <text:p/>
          </draw:line>
        </draw:g>
        <draw:g draw:style-name="gr2">
          <draw:path draw:style-name="gr41" draw:text-style-name="P2" draw:layer="layout" svg:width="0.331cm" svg:height="0.445cm" draw:transform="rotate (-1.5707963267949) translate (12.5942707953856cm 9.28457142857143cm)" svg:viewBox="0 0 332 446" svg:d="M0 446c442 0 442-446 0-446">
            <text:p/>
          </draw:path>
          <draw:custom-shape draw:style-name="gr42" draw:text-style-name="P2" draw:layer="layout" svg:width="1.25cm" svg:height="1.25cm" svg:x="11.754cm" svg:y="9.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1657292046145cm 10.4535714285714cm)" svg:viewBox="0 0 332 446" svg:d="M0 446c442 0 442-446 0-446">
            <text:p/>
          </draw:path>
          <draw:path draw:style-name="gr41" draw:text-style-name="P2" draw:layer="layout" svg:width="0.331cm" svg:height="0.445cm" svg:x="11.796cm" svg:y="9.647cm" svg:viewBox="0 0 332 446" svg:d="M0 446c442 0 442-446 0-446">
            <text:p/>
          </draw:path>
          <draw:path draw:style-name="gr41" draw:text-style-name="P2" draw:layer="layout" svg:width="0.331cm" svg:height="0.445cm" draw:transform="rotate (-3.14159265358979) translate (12.961cm 10.089842223957cm)" svg:viewBox="0 0 332 446" svg:d="M0 446c442 0 442-446 0-446">
            <text:p/>
          </draw:path>
          <draw:line draw:style-name="gr43" draw:text-style-name="P2" draw:layer="layout" svg:x1="12.229cm" svg:y1="9.875cm" svg:x2="12.522cm" svg:y2="9.875cm">
            <text:p/>
          </draw:line>
          <draw:g>
            <draw:line draw:style-name="gr25" draw:text-style-name="P2" draw:layer="layout" svg:x1="12.281cm" svg:y1="9.416cm" svg:x2="12.474cm" svg:y2="9.416cm">
              <text:p/>
            </draw:line>
            <draw:line draw:style-name="gr25" draw:text-style-name="P2" draw:layer="layout" svg:x1="12.378cm" svg:y1="9.513cm" svg:x2="12.378cm" svg:y2="9.32cm">
              <text:p/>
            </draw:line>
          </draw:g>
          <draw:line draw:style-name="gr44" draw:text-style-name="P2" draw:layer="layout" svg:x1="12.293cm" svg:y1="10.339cm" svg:x2="12.486cm" svg:y2="10.339cm">
            <text:p/>
          </draw:line>
        </draw:g>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3"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0"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path draw:style-name="gr10" draw:text-style-name="P9" draw:layer="layout" svg:width="6.801cm" svg:height="1.862cm" draw:transform="rotate (0.601091394386847) translate (15.8044875667797cm 13.2713613236173cm)" svg:viewBox="0 0 6802 1863" svg:d="M0 811c8741 3467 7152-3008 5530 22">
          <text:p/>
        </draw:path>
        <draw:frame draw:style-name="gr31" draw:text-style-name="P12" draw:layer="layout" svg:width="4.8cm" svg:height="1.673cm" svg:x="0.8cm" svg:y="0.723cm">
          <draw:text-box>
            <text:p><text:span text:style-name="T8">Cute Bat</text:span></text:p>
            <text:p>Smart - RGB</text:p>
          </draw:text-box>
        </draw:frame>
        <draw:frame draw:style-name="gr9" draw:text-style-name="P17"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7.34cm" svg:height="2.093cm" draw:transform="rotate (-1.5707963267949) translate (17.906007676233cm 8.90346639233429cm)" svg:viewBox="0 0 7341 2094" svg:d="M7188 2094c866-1398-2151-1807-3347-2003s-5179-177-3382 1111">
          <text:p/>
        </draw:path>
        <draw:path draw:style-name="gr40" draw:text-style-name="P7" draw:layer="layout" svg:width="3.421cm" svg:height="2.624cm" draw:transform="rotate (0.650135146367888) translate (12.3947733536462cm 9.34126367376887cm)" svg:viewBox="0 0 3422 2625" svg:d="M0 81c917-475 3542 1231 3418 2544">
          <text:p/>
        </draw:path>
        <draw:path draw:style-name="gr40" draw:text-style-name="P7" draw:layer="layout" svg:width="0.734cm" svg:height="4.311cm" draw:transform="rotate (-1.5707963267949) translate (16.717cm 10.351cm)" svg:viewBox="0 0 735 4312" svg:d="M0 0c968 350 982 4161 29 4312">
          <text:p/>
        </draw:path>
        <draw:path draw:style-name="gr40" draw:text-style-name="P7" draw:layer="layout" svg:width="2.567cm" svg:height="6.767cm" draw:transform="rotate (-1.76766946641986) translate (12.5125172788368cm 9.83694938175575cm)" svg:viewBox="0 0 2568 6768" svg:d="M550 0c441 32 1085 1131 856 1949-380 1364-1800 2858-1301 3829 854 1659 3042 909 2318 92">
          <text:p/>
        </draw:path>
        <draw:path draw:style-name="gr40" draw:text-style-name="P7" draw:layer="layout" svg:width="6.888cm" svg:height="3.239cm" draw:transform="skewX (-8.34453275272183E-017) rotate (-0.806167581496181) translate (10.2210132532104cm 8.90614245053839cm)" svg:viewBox="0 0 6889 3240" svg:d="M0 3240c807-325 6227-3889 6889-3136">
          <text:p/>
        </draw:path>
        <draw:path draw:style-name="gr40" draw:text-style-name="P7"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7" draw:layer="layout" svg:width="1.659cm" svg:height="10.389cm" draw:transform="rotate (-2.09998015599958) translate (15.2064941161527cm 16.2842331369683cm)" svg:viewBox="0 0 1660 10390" svg:d="M0 10339c2304 380 1684-1461 1213-2564-470-1105-746-3422-635-4171 110-751 542-854 819-1773 276-921-89-2284-1116-1683">
          <text:p/>
        </draw:path>
        <draw:path draw:style-name="gr10" draw:text-style-name="P9" draw:layer="layout" svg:width="6.89cm" svg:height="1.588cm" draw:transform="rotate (0.601091394386847) translate (15.7461989534791cm 13.1863603107293cm)" svg:viewBox="0 0 6891 1589" svg:d="M0 914c9050 2509 7152-3008 5530 22">
          <text:p/>
        </draw:path>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3"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0"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frame draw:style-name="gr31" draw:text-style-name="P12" draw:layer="layout" svg:width="4.8cm" svg:height="1.673cm" svg:x="0.8cm" svg:y="0.722cm">
          <draw:text-box>
            <text:p><text:span text:style-name="T8">Cute Bat</text:span></text:p>
            <text:p>Smart - Mono</text:p>
          </draw:text-box>
        </draw:frame>
        <draw:frame draw:style-name="gr9" draw:text-style-name="P17"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7.325cm" svg:height="2.128cm" draw:transform="rotate (-1.5707963267949) translate (17.906007676233cm 8.90346639233429cm)" svg:viewBox="0 0 7326 2129" svg:d="M7172 2129c866-1398-2135-1842-3331-2038s-5179-177-3382 1111">
          <text:p/>
        </draw:path>
        <draw:path draw:style-name="gr40" draw:text-style-name="P7" draw:layer="layout" svg:width="3.421cm" svg:height="2.624cm" draw:transform="rotate (0.650135146367888) translate (12.3947733536462cm 9.34126367376887cm)" svg:viewBox="0 0 3422 2625" svg:d="M0 81c917-475 3542 1231 3418 2544">
          <text:p/>
        </draw:path>
        <draw:path draw:style-name="gr40" draw:text-style-name="P7" draw:layer="layout" svg:width="0.734cm" svg:height="4.311cm" draw:transform="rotate (-1.5707963267949) translate (16.717cm 10.351cm)" svg:viewBox="0 0 735 4312" svg:d="M0 0c968 350 982 4161 29 4312">
          <text:p/>
        </draw:path>
        <draw:path draw:style-name="gr40" draw:text-style-name="P7" draw:layer="layout" svg:width="3.178cm" svg:height="1.966cm" draw:transform="rotate (-1.76766946641986) translate (14.3168404025995cm 10.7573294534885cm)" svg:viewBox="0 0 3179 1967" svg:d="M0 1949c441 33 2468 221 3179-1949">
          <text:p/>
        </draw:path>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g draw:style-name="gr2">
          <draw:g>
            <draw:path draw:style-name="gr35" draw:text-style-name="P15" draw:layer="layout" svg:width="3.363cm" svg:height="2.977cm" draw:transform="rotate (1.5707963267949) translate (13.1710476190476cm 16.7283939393939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13.5820476190476cm 15.6323939393939cm)" svg:viewBox="0 0 1371 2182" draw:points="0,378 344,0 1029,0 1371,378 1371,1804 1029,2182 339,2182 0,1804">
              <text:p/>
            </draw:polygon>
            <draw:custom-shape draw:style-name="gr47" draw:text-style-name="P15" draw:layer="layout" svg:width="0.367cm" svg:height="0.76cm" draw:transform="rotate (1.5707963267949) translate (14.283cm 16.498cm)">
              <text:p/>
              <draw:enhanced-geometry svg:viewBox="0 0 21600 21600" draw:type="rectangle" draw:enhanced-path="M 0 0 L 21600 0 21600 21600 0 21600 0 0 Z N"/>
            </draw:custom-shape>
            <draw:custom-shape draw:style-name="gr38" draw:text-style-name="P15" draw:layer="layout" svg:width="0.371cm" svg:height="0.37cm" draw:transform="rotate (1.5707963267949) translate (13.466cm 16.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1cm" draw:transform="rotate (1.5707963267949) translate (13.606cm 1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5.378cm 1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5.484cm 16.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5.458cm" svg:y1="13.979cm" svg:x2="15.675cm" svg:y2="13.979cm">
              <text:p/>
            </draw:line>
            <draw:g>
              <draw:line draw:style-name="gr25" draw:text-style-name="P2" draw:layer="layout" svg:x1="15.67cm" svg:y1="16.117cm" svg:x2="15.67cm" svg:y2="15.9cm">
                <text:p/>
              </draw:line>
              <draw:line draw:style-name="gr25" draw:text-style-name="P2" draw:layer="layout" svg:x1="15.779cm" svg:y1="16.009cm" svg:x2="15.562cm" svg:y2="16.009cm">
                <text:p/>
              </draw:line>
            </draw:g>
            <draw:line draw:style-name="gr25" draw:text-style-name="P2" draw:layer="layout" svg:x1="13.681cm" svg:y1="13.973cm" svg:x2="13.898cm" svg:y2="13.973cm">
              <text:p/>
            </draw:line>
            <draw:g>
              <draw:line draw:style-name="gr25" draw:text-style-name="P2" draw:layer="layout" svg:x1="13.651cm" svg:y1="16.12cm" svg:x2="13.651cm" svg:y2="15.903cm">
                <text:p/>
              </draw:line>
              <draw:line draw:style-name="gr25" draw:text-style-name="P2" draw:layer="layout" svg:x1="13.76cm" svg:y1="16.012cm" svg:x2="13.543cm" svg:y2="16.012cm">
                <text:p/>
              </draw:line>
            </draw:g>
          </draw:g>
        </draw:g>
        <draw:frame draw:style-name="gr31" draw:text-style-name="P12" draw:layer="layout" svg:width="4.8cm" svg:height="1.673cm" svg:x="0.8cm" svg:y="0.723cm">
          <draw:text-box>
            <text:p><text:span text:style-name="T8">Cute Bat</text:span></text:p>
            <text:p>Easy</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8"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hidden" draw:shadow-color="#ffff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7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82cm" fo:margin-bottom="0cm" fo:text-indent="0cm"/>
      <style:text-properties fo:font-size="26.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2000007629395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19.2000007629395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19.2000007629395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19.2000007629395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2000007629395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42cm" fo:margin-bottom="0.42cm" fo:margin-left="0.5cm" fo:margin-right="0.5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5.829cm" svg:height="3.366cm" svg:x="1.935cm" svg:y="1.222cm" presentation:class="title" presentation:placeholder="true">
        <draw:text-box/>
      </draw:frame>
      <draw:frame presentation:style-name="Default-outline1" draw:layer="backgroundobjects" svg:width="25.829cm" svg:height="11.692cm" svg:x="1.935cm" svg:y="5.136cm" presentation:class="outline" presentation:placeholder="true">
        <draw:text-box/>
      </draw:frame>
      <draw:frame presentation:style-name="Mpr1" draw:text-style-name="MP2" draw:layer="backgroundobjects" svg:width="6.686cm" svg:height="1.39cm" svg:x="1.935cm" svg:y="18.784cm" presentation:class="date-time">
        <draw:text-box>
          <text:p text:style-name="MP1"><text:span text:style-name="MT1"><presentation:date-time/></text:span></text:p>
        </draw:text-box>
      </draw:frame>
      <draw:frame presentation:style-name="Mpr1" draw:text-style-name="MP6" draw:layer="backgroundobjects" svg:width="9.097cm" svg:height="1.39cm" svg:x="10.314cm" svg:y="18.784cm" presentation:class="footer">
        <draw:text-box>
          <text:p text:style-name="MP5"><text:span text:style-name="MT1"><presentation:footer/></text:span></text:p>
        </draw:text-box>
      </draw:frame>
      <draw:frame presentation:style-name="Mpr1" draw:text-style-name="MP4" draw:layer="backgroundobjects" svg:width="6.686cm" svg:height="1.39cm" svg:x="21.076cm" svg:y="18.78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cP</meta:initial-creator>
    <meta:creation-date>2015-11-29T02:17:33.203000000</meta:creation-date>
    <dc:date>2015-12-21T15:05:29.890000000</dc:date>
    <dc:creator>McP</dc:creator>
    <meta:editing-duration>PT7H8M41S</meta:editing-duration>
    <meta:editing-cycles>56</meta:editing-cycles>
    <meta:generator>LibreOffice/5.0.3.2$Windows_x86 LibreOffice_project/e5f16313668ac592c1bfb310f4390624e3dbfb75</meta:generator>
    <meta:document-statistic meta:object-count="580"/>
  </office:meta>
</office:document-meta>
</file>